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Osm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OSMIUM METALLICUM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</text:p>
          </table:table-cell>
          <table:table-cell table:style-name="Tabelle1.A2" office:value-type="string">
            <text:p text:style-name="SK-MM-L1">Respiratory tract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Trachea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Cough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Talk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Foul secretions. </text:p>
      <text:p text:style-name="Primary">Pains go up and down. </text:p>
      <text:p text:style-name="Primary">Crawlings. </text:p>
      <text:p text:style-name="Primary"/>
      <text:p text:style-name="Secondary">Greenish, rainbow colors about light. </text:p>
      <text:p text:style-name="Secondary">Snuffling. </text:p>
      <text:p text:style-name="Secondary">Fluent coryza, with a sense of stoppage. </text:p>
      <text:p text:style-name="Secondary">Stomach feels full of broken stones or lumps. </text:p>
      <text:p text:style-name="Secondary">Spasmodic cough; with torn loose feeling and tenacious sputum. </text:p>
      <text:p text:style-name="Secondary">Sensitive air passages. </text:p>
      <text:p text:style-name="Secondary">Foul axillary sweat. </text:p>
      <text:p text:style-name="SK-MM-Remedy-Reference">Related: Ars. Iod. Pho.</text:p>
      <text:p text:style-name="Standard"/>
      <text:p text:style-name="SK-MM-Rem-Short">Ox-ac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OXALICUM ACIDUM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Digestive trac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Navel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<text:span text:style-name="Emphasis">Nerves</text:span></text:p>
          </table:table-cell>
          <table:table-cell table:style-name="Table1.A2" office:value-type="string">
            <text:p text:style-name="SK-MM-L2"><text:span text:style-name="Emphasis">Cord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Heart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Left sideLu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Thinking of i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Cold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Touch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Shaving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Mental exertion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After stool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Weak, </text:span>cold, livid and numb all over; &lt; lower limbs. </text:p>
      <text:p text:style-name="Primary">Violent pains; in streaks, like lightning, in spots, burning, etc. </text:p>
      <text:p text:style-name="Primary">Neuralgia. </text:p>
      <text:p text:style-name="Primary"><text:soft-page-break/></text:p>
      <text:p text:style-name="Secondary">Nervous and sleepless. </text:p>
      <text:p text:style-name="Secondary">Swimming vertigo. </text:p>
      <text:p text:style-name="Secondary">Band-like sensation about head. </text:p>
      <text:p text:style-name="Secondary">Numb prickling in occiput and back. </text:p>
      <text:p text:style-name="Secondary">Sour taste. </text:p>
      <text:p text:style-name="Secondary">Gnawing emptiness. </text:p>
      <text:p text:style-name="Secondary">Colicky urging about navel or involuntary, muddy-brown stools, &lt; lying. </text:p>
      <text:p text:style-name="Secondary">Oxaluria. </text:p>
      <text:p text:style-name="Secondary">Testes throb or feel crushed. </text:p>
      <text:p text:style-name="Secondary">Low voice. </text:p>
      <text:p text:style-name="Secondary">Paroxysmal, jerking breathing. </text:p>
      <text:p text:style-name="Secondary">Nightly dyspnœa. </text:p>
      <text:p text:style-name="Secondary">Pain from lower (l), chest to epigastrium. </text:p>
      <text:p text:style-name="Secondary">Palpitation, &lt; lying. </text:p>
      <text:p text:style-name="Secondary">Fixed chest. </text:p>
      <text:p text:style-name="Secondary">Angina pectoris. </text:p>
      <text:p text:style-name="Secondary">Back feels too weak to hold body. </text:p>
      <text:p text:style-name="Secondary">Cold creeps up spine. </text:p>
      <text:p text:style-name="Secondary">Weak trembling hands and feet. </text:p>
      <text:p text:style-name="SK-MM-Remedy-Reference">Related: Ars. Pic-ac.</text:p>
      <text:p text:style-name="Standard"/>
      <text:p text:style-name="SK-MM-Rem-Short">Paeon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PÆONIA OFFICINALIS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</text:p>
          </table:table-cell>
          <table:table-cell table:style-name="Table2.A2" office:value-type="string">
            <text:p text:style-name="SK-MM-L1"><text:span text:style-name="Emphasis">Anu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Vein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Ski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Strong_20_Emphasis">STOOL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Touch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Nigh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Motio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Sensitiveness. </text:span></text:p>
      <text:p text:style-name="Primary">Shooting or splinter-like pains. </text:p>
      <text:p text:style-name="Primary"/>
      <text:p text:style-name="Secondary">Moisture (foul) at anus. </text:p>
      <text:p text:style-name="Secondary">Excessive pains at anus, continue long after stool; must rise and walk about. </text:p>
      <text:p text:style-name="Secondary">Fissure or fistula ani. </text:p>
      <text:p text:style-name="Secondary">Anus covered with crusts. </text:p>
      <text:p text:style-name="Secondary">Large, inflamed, ulcerated piles. </text:p>
      <text:p text:style-name="Secondary">Bunions. </text:p>
      <text:p text:style-name="Secondary">Swelled veins. </text:p>
      <text:p text:style-name="Secondary">Terrifying night-mare. </text:p>
      <text:p text:style-name="SK-MM-Remedy-Reference">Related: Rat.</text:p>
      <text:p text:style-name="Standard"><text:soft-page-break/></text:p>
      <text:p text:style-name="SK-MM-Rem-Short">Pall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PALLADIUM METALLICUM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Uteru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Right ovary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Mind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<text:span text:style-name="Emphasis">Emotions</text:span></text:p>
          </table:table-cell>
          <table:table-cell table:style-name="Table3.A2" office:value-type="string">
            <text:p text:style-name="SK-MM-L2"><text:span text:style-name="Emphasis">Lively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Chagrin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Social function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Stand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Touch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Pressure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Divers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Rubb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Fleeting pains. </text:p>
      <text:p text:style-name="Primary"/>
      <text:p text:style-name="Secondary">Love praise. </text:p>
      <text:p text:style-name="Secondary">Easily offended. </text:p>
      <text:p text:style-name="Secondary">Headache from ear to ear, across vertex. </text:p>
      <text:p text:style-name="Secondary">Glairy mucus from throat, or leucorrhœa. </text:p>
      <text:p text:style-name="Secondary">Shooting from navel into breasts or pelvis. </text:p>
      <text:p text:style-name="Secondary">Hollowness in flanks. </text:p>
      <text:p text:style-name="Secondary">Bearing down, &gt; rubbing. </text:p>
      <text:p text:style-name="Secondary">Cutting in uterus and bladder, &gt; stool. </text:p>
      <text:p text:style-name="Secondary">Menses flow when nursing. </text:p>
      <text:p text:style-name="Secondary">Glairy leucorrhœa, before and after menses. </text:p>
      <text:p text:style-name="Secondary">Leaden heaviness in pelvis. </text:p>
      <text:p text:style-name="SK-MM-Remedy-Reference">Related: Asaf. Plat.</text:p>
      <text:p text:style-name="Standard"/>
      <text:p text:style-name="SK-MM-Rem-Short">Par-b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PAREIRA BRAVA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Genito-urinary organ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Left sid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Berb. Med.</text:p>
      <text:p text:style-name="Standard"/>
      <text:p text:style-name="SK-MM-Rem-Short"><text:soft-page-break/>Par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PARIS QUADRIFOLIA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<text:span text:style-name="Emphasis">Head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Emphasis">Spine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Emphasis">Eyes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One sid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Think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Eyestrai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Touch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Pressure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Bell. Nux-v.</text:p>
      <text:p text:style-name="Standard"/>
      <text:p text:style-name="SK-MM-Rem-Short">Petr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PETROLEUM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<text:span text:style-name="Strong_20_Emphasis">OCCIPUT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<text:span text:style-name="Strong_20_Emphasis">SKIN</text:span></text:p>
          </table:table-cell>
          <table:table-cell table:style-name="Table6.A2" office:value-type="string">
            <text:p text:style-name="SK-MM-L2"><text:span text:style-name="Emphasis">Folds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Scalp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Face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Genitals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Mucous membrane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Stomach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Bowel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<text:span text:style-name="Strong_20_Emphasis">MOTION</text:span></text:p>
          </table:table-cell>
          <table:table-cell table:style-name="Table6.A2" office:value-type="string">
            <text:p text:style-name="SK-MM-L2"><text:span text:style-name="Strong_20_Emphasis">CARS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CARRIAGE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BOAT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Weather</text:p>
          </table:table-cell>
          <table:table-cell table:style-name="Table6.A2" office:value-type="string">
            <text:p text:style-name="SK-MM-L2"><text:span text:style-name="Emphasis">Cold</text:span>; <text:span text:style-name="Emphasis">winter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Changing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Thunder-storms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Eating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Vexation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Cabbag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ext:soft-page-break/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Warm ai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Weak and tremulous; feels sick internally. </text:p>
      <text:p text:style-name="Primary">Internal itching. </text:p>
      <text:p text:style-name="Primary">Emaciation, &lt; chest. </text:p>
      <text:p text:style-name="Primary">Dreads open air. </text:p>
      <text:p text:style-name="Primary"/>
      <text:p text:style-name="Secondary">Excitable and quick temper. </text:p>
      <text:p text:style-name="Secondary">Death seems near. </text:p>
      <text:p text:style-name="Secondary">Irresolute. </text:p>
      <text:p text:style-name="Secondary">Sense of duality; loses himself. </text:p>
      <text:p text:style-name="Secondary">Worries but don't know why. </text:p>
      <text:p text:style-name="Secondary"><text:span text:style-name="Strong_20_Emphasis">VERTIGO; </text:span>in occiput. </text:p>
      <text:p text:style-name="Secondary"><text:span text:style-name="Emphasis">Occiput; aching; heavy. </text:span></text:p>
      <text:p text:style-name="Secondary">Inflamed tarsi. </text:p>
      <text:p text:style-name="Secondary">Deafness. </text:p>
      <text:p text:style-name="Secondary">Moist spots behind ears. </text:p>
      <text:p text:style-name="Secondary">Dryness in ears, nose, throat, etc. </text:p>
      <text:p text:style-name="Secondary">Foul mucus in throat. </text:p>
      <text:p text:style-name="Secondary">Hunger, causing nausea; after stool. </text:p>
      <text:p text:style-name="Secondary">Aversion to meat. </text:p>
      <text:p text:style-name="Secondary">Gastric symptoms, &gt; eating. </text:p>
      <text:p text:style-name="Secondary"><text:span text:style-name="Emphasis">Nausea; </text:span>sea and train sickness. </text:p>
      <text:p text:style-name="Secondary">Abdomen inflated; coldness in. </text:p>
      <text:p text:style-name="Secondary">Diarrhœa by day only (Phyt.); &lt; cabbage; then miserable emptiness. </text:p>
      <text:p text:style-name="Secondary">Involuntary urine on rising. </text:p>
      <text:p text:style-name="Secondary">Cough at night only or &lt; then; shatters the head, &gt; pressing temples. </text:p>
      <text:p text:style-name="Secondary">Cold air oppresses chest. </text:p>
      <text:p text:style-name="Secondary">Coldness at heart. </text:p>
      <text:p text:style-name="Secondary">Stiff or cracking joints. </text:p>
      <text:p text:style-name="Secondary">Limbs go to sleep. </text:p>
      <text:p text:style-name="Secondary">Ragged, chapped hands and fingers; bleeding; in house-maids. </text:p>
      <text:p text:style-name="Secondary"><text:span text:style-name="Strong_20_Emphasis">SKIN; </text:span><text:span text:style-name="Emphasis">fragile; </text:span>cracks deeply, &lt; in angles, nipples, figer-tips or palms. </text:p>
      <text:p text:style-name="Secondary">Psoriasis palmaris. </text:p>
      <text:p text:style-name="Secondary"><text:span text:style-name="Strong_20_Emphasis">DIRTY, HARD, ROUGH, THICKENED SKIN; </text:span>like parchment; it gets raw, festers or won't heal, &lt; in folds. </text:p>
      <text:p text:style-name="Secondary">Brown spots. </text:p>
      <text:p text:style-name="Secondary">Eruptions having thick, hard, moist or yellow-green crusts; on occiput or genitals, &lt; cold. </text:p>
      <text:p text:style-name="Secondary">Eczema. </text:p>
      <text:p text:style-name="Secondary">Herpes. </text:p>
      <text:p text:style-name="Secondary">Vesicles. </text:p>
      <text:p text:style-name="Secondary"><text:span text:style-name="Emphasis">Itching; </text:span>orifices; with burning. </text:p>
      <text:p text:style-name="Secondary">Cold spots. </text:p>
      <text:p text:style-name="Secondary">Chilly, with dry mouth. </text:p>
      <text:p text:style-name="Secondary">Hot palms and soles. </text:p>
      <text:p text:style-name="Secondary">Sweat in spots; foul on feet or in axillæ. </text:p>
      <text:p text:style-name="SK-MM-Remedy-Reference">Complementary: Sep. Related: Grap. Sep.</text:p>
      <text:p text:style-name="Standard"/>
      <text:p text:style-name="SK-MM-Rem-Short">Phel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PHELLAND<text:soft-page-break/>RIUM AQUATICUM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<text:soft-page-break/>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Mucous membran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Right side</text:p>
          </table:table-cell>
          <table:table-cell table:style-name="Table7.A2" office:value-type="string">
            <text:p text:style-name="SK-MM-L2">Chest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<text:span text:style-name="Emphasis">Mammæ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Nerv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Aircoldope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Using ey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While nurs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Catarrhal symptoms. </text:p>
      <text:p text:style-name="Primary">Phthisis. </text:p>
      <text:p text:style-name="Primary"/>
      <text:p text:style-name="Secondary"><text:span text:style-name="Emphasis">Clang, </text:span>like striking on metal, in brain. </text:p>
      <text:p text:style-name="Secondary">Everything tastes sweet. </text:p>
      <text:p text:style-name="Secondary"><text:span text:style-name="Emphasis">Expectoration; terribly foul; </text:span>loose; profuse; smeary; causing dyspnœa. </text:p>
      <text:p text:style-name="Secondary">Pain in milk-ducts, into abdomen; on nursing. </text:p>
      <text:p text:style-name="Secondary">Pain from (l), border of (r), mamma, to between shoulders. </text:p>
      <text:p text:style-name="Secondary">Pains going backward through (r), chest. </text:p>
      <text:p text:style-name="Secondary">Sleepy. </text:p>
      <text:p text:style-name="SK-MM-Remedy-Reference">Related: Asaf.</text:p>
      <text:p text:style-name="Standard"/>
      <text:p text:style-name="SK-MM-Rem-Short">Pic-ac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PHOSPHORICUM ACIDUM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Strong_20_Emphasis">MIND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Nerve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Metabolism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Sexual system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 </text:p>
          </table:table-cell>
          <table:table-cell table:style-name="Table8.A2" office:value-type="string">
            <text:p text:style-name="SK-MM-L1"><text:span text:style-name="Emphasis">Spine</text:span></text:p>
          </table:table-cell>
          <table:table-cell table:style-name="Table8.A2" office:value-type="string">
            <text:p text:style-name="SK-MM-L2">sensory nerves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Muscles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<text:span text:style-name="Emphasis">Bone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DEBILITY from</text:p>
          </table:table-cell>
          <table:table-cell table:style-name="Table8.A2" office:value-type="string">
            <text:p text:style-name="SK-MM-L2"><text:span text:style-name="Strong_20_Emphasis">LOSS OF FLUIDS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Sexual excesses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<text:span text:style-name="Emphasis">Fatigue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Fevers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Convalescence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ext:soft-page-break/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EMOTIONS (chronic)</text:p>
          </table:table-cell>
          <table:table-cell table:style-name="Table8.A2" office:value-type="string">
            <text:p text:style-name="SK-MM-L2"><text:span text:style-name="Emphasis">Grief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Chagrin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Mental shock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Unhappy love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Homesickness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Emphasis">Drafts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<text:span text:style-name="Emphasis">Cold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Music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Talk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<text:span text:style-name="Emphasis">Warmth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Short sleep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/>
          </table:table-cell>
          <table:table-cell table:style-name="Table8.A2" office:value-type="string">
            <text:p text:style-name="SK-MM-L1">Stooling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WEAK OR DEBILITATED, </text:span>with free secretions. </text:p>
      <text:p text:style-name="Primary"><text:span text:style-name="Emphasis">Slowness. </text:span></text:p>
      <text:p text:style-name="Primary">Pains go to part lain on. </text:p>
      <text:p text:style-name="Primary">Bruised soreness; like growing pains. </text:p>
      <text:p text:style-name="Primary">Sense of pressure. </text:p>
      <text:p text:style-name="Primary">Formication; at roots of hair; along spine, limbs, etc. </text:p>
      <text:p text:style-name="Primary">Loose joints. </text:p>
      <text:p text:style-name="Primary">Grows too fast. </text:p>
      <text:p text:style-name="Primary"/>
      <text:p text:style-name="Secondary"><text:span text:style-name="Emphasis">Quiet. </text:span></text:p>
      <text:p text:style-name="Secondary"><text:span text:style-name="Emphasis">Indifferent, </text:span><text:span text:style-name="Strong_20_Emphasis">APATHETIC, </text:span>obtuse or torpid; with tendency to diarrhœa or sweatiness. </text:p>
      <text:p text:style-name="Secondary">Slow grasp. </text:p>
      <text:p text:style-name="Secondary">Can't collect his ideas; hunts for words. </text:p>
      <text:p text:style-name="Secondary">Poor memory. </text:p>
      <text:p text:style-name="Secondary">Dull despair. </text:p>
      <text:p text:style-name="Secondary">Averse to talking. </text:p>
      <text:p text:style-name="Secondary">Brain-fag. </text:p>
      <text:p text:style-name="Secondary">Mild delirium; easily aroused. </text:p>
      <text:p text:style-name="Secondary">Crushing weight on vertex. </text:p>
      <text:p text:style-name="Secondary">Early grayness. </text:p>
      <text:p text:style-name="Secondary">Falling hair. </text:p>
      <text:p text:style-name="Secondary"><text:span text:style-name="Emphasis">Dull </text:span>sunken eyes with blue circles; they feel pressed out. </text:p>
      <text:p text:style-name="Secondary">Eye-balls feel large. </text:p>
      <text:p text:style-name="Secondary">Pale, sickly face; white of egg seems dried on it. </text:p>
      <text:p text:style-name="Secondary">Bleeding gums. </text:p>
      <text:p text:style-name="Secondary">Slimy tongue. </text:p>
      <text:p text:style-name="Secondary">Craves juices. </text:p>
      <text:p text:style-name="Secondary">Sour stomach. </text:p>
      <text:p text:style-name="Secondary"><text:span text:style-name="Strong_20_Emphasis">PROFUSE, PAINLESS, DIRTY WHITE, </text:span>WATERY or LIENTERIC STOOL; <text:span text:style-name="Strong_20_Emphasis">BUT LITTLE DEBILITY. </text:span></text:p>
      <text:p text:style-name="Secondary"><text:span text:style-name="Strong_20_Emphasis">THICK, MILKY URINE. </text:span></text:p>
      <text:p text:style-name="Secondary"><text:soft-page-break/><text:span text:style-name="Emphasis">Polyuria. </text:span></text:p>
      <text:p text:style-name="Secondary">Diabetes. </text:p>
      <text:p text:style-name="Secondary">Weak, relaxed genitals; suddenly during coitus. </text:p>
      <text:p text:style-name="Secondary">Pollutions. </text:p>
      <text:p text:style-name="Secondary">Takes colds; &lt; draft on chest. </text:p>
      <text:p text:style-name="Secondary">Shaking cough. </text:p>
      <text:p text:style-name="Secondary">Twisting under xiphoid. </text:p>
      <text:p text:style-name="Secondary">Paralytic weakness along spine. </text:p>
      <text:p text:style-name="Secondary">Heavy fore-arms. </text:p>
      <text:p text:style-name="Secondary">Scraping bone-pains, at night. </text:p>
      <text:p text:style-name="Secondary">Clammy wrinkled skin. </text:p>
      <text:p text:style-name="Secondary"><text:span text:style-name="Strong_20_Emphasis">SLEEPY BY DAY; </text:span>but wakeful at night. </text:p>
      <text:p text:style-name="Secondary">Cold parts; one side of face, abdomen, etc. </text:p>
      <text:p text:style-name="Secondary">Burning along spine; below waist; kidney region. </text:p>
      <text:p text:style-name="Secondary">Heat with sweat. </text:p>
      <text:p text:style-name="Secondary">Profuse sweats; &lt; night; as a sequel. </text:p>
      <text:p text:style-name="Secondary"><text:span text:style-name="Emphasis">Sluggish, </text:span>painless fevers. </text:p>
      <text:p text:style-name="SK-MM-Remedy-Reference">Complementary: Chin. Related: Gel.</text:p>
      <text:p text:style-name="Standard"/>
      <text:p text:style-name="SK-MM-Rem-Short">Pho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PHOSPHORUS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<text:span text:style-name="Strong_20_Emphasis">CAVITIES</text:span></text:p>
          </table:table-cell>
          <table:table-cell table:style-name="Table9.A2" office:value-type="string">
            <text:p text:style-name="SK-MM-L2"><text:span text:style-name="Emphasis">Head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Strong_20_Emphasis">LUNGS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Heart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<text:span text:style-name="Strong_20_Emphasis">CIRCULATION</text:span></text:p>
          </table:table-cell>
          <table:table-cell table:style-name="Table9.A2" office:value-type="string">
            <text:p text:style-name="SK-MM-L2"><text:span text:style-name="Emphasis">Blood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BLOOD-VESSELS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Arteries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</text:p>
          </table:table-cell>
          <table:table-cell table:style-name="Table9.A2" office:value-type="string">
            <text:p text:style-name="SK-MM-L1"><text:span text:style-name="Strong_20_Emphasis">MUCOUS MEMBRANES</text:span></text:p>
          </table:table-cell>
          <table:table-cell table:style-name="Table9.A2" office:value-type="string">
            <text:p text:style-name="SK-MM-L2"><text:span text:style-name="Strong_20_Emphasis">STOMACH</text:span></text:p>
          </table:table-cell>
          <table:table-cell table:style-name="Table9.A2" office:value-type="string">
            <text:p text:style-name="SK-MM-L3">lower</text:p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<text:span text:style-name="Strong_20_Emphasis">NERVES</text:span></text:p>
          </table:table-cell>
          <table:table-cell table:style-name="Table9.A2" office:value-type="string">
            <text:p text:style-name="SK-MM-L2"><text:span text:style-name="Emphasis">Brain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Cord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<text:span text:style-name="Emphasis">Bones</text:span></text:p>
          </table:table-cell>
          <table:table-cell table:style-name="Table9.A2" office:value-type="string">
            <text:p text:style-name="SK-MM-L2">Jawupper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Shin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Spine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Liver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<text:span text:style-name="Strong_20_Emphasis">LYING ON</text:span></text:p>
          </table:table-cell>
          <table:table-cell table:style-name="Table9.A2" office:value-type="string">
            <text:p text:style-name="SK-MM-L2">LEFT or painful side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Strong_20_Emphasis">BACK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Strong_20_Emphasis">SLIGHT CAUSES</text:span></text:p>
          </table:table-cell>
          <table:table-cell table:style-name="Table9.A2" office:value-type="string">
            <text:p text:style-name="SK-MM-L2"><text:span text:style-name="Strong_20_Emphasis">EMOTIONS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Talking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Touch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ext:soft-page-break/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Odors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Light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Strong_20_Emphasis">COLD</text:span></text:p>
          </table:table-cell>
          <table:table-cell table:style-name="Table9.A2" office:value-type="string">
            <text:p text:style-name="SK-MM-L2">HANDS (in water)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Open air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Strong_20_Emphasis">WARM INGESTA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Salt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Puberty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Sexual excesse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<text:span text:style-name="Emphasis">Weather</text:span></text:p>
          </table:table-cell>
          <table:table-cell table:style-name="Table9.A2" office:value-type="string">
            <text:p text:style-name="SK-MM-L2">Sudden changes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Windy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Cold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Thunder-storms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Morning and even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/>
          </table:table-cell>
          <table:table-cell table:style-name="Table9.A2" office:value-type="string">
            <text:p text:style-name="SK-MM-L1">Mental fatigu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<text:span text:style-name="Emphasis">Eating</text:span>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Sleep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Cold</text:p>
          </table:table-cell>
          <table:table-cell table:style-name="Table9.A2" office:value-type="string">
            <text:p text:style-name="SK-MM-L2">Food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Waterto face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Rubbing (Magnetic)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Sitting up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Active metabolism. </text:p>
      <text:p text:style-name="Primary">Rapid growth. </text:p>
      <text:p text:style-name="Primary">Insidious onset, gradually increasing debility, ending in severe or rapid disease (Tarn.). </text:p>
      <text:p text:style-name="Primary">Recurring effects, <text:span text:style-name="Emphasis">colds, </text:span>croup, bleedings, etc. </text:p>
      <text:p text:style-name="Primary">HÆMORRHAGE; vicarious; blood-streaked discharges of ulcers, etc. </text:p>
      <text:p text:style-name="Primary">Decomposition. </text:p>
      <text:p text:style-name="Primary">Polypi. </text:p>
      <text:p text:style-name="Primary">Symptoms due to heart and lung affections. </text:p>
      <text:p text:style-name="Primary"><text:span text:style-name="Emphasis">Tall, gracile, </text:span>nervous and delicate. </text:p>
      <text:p text:style-name="Primary">Phthisical habit. </text:p>
      <text:p text:style-name="Primary">Acidosis. </text:p>
      <text:p text:style-name="Primary">Weak spells; in joints; &lt; exertion. </text:p>
      <text:p text:style-name="Primary"><text:span text:style-name="Emphasis">Emptiness; </text:span>in chest, stomach, etc. </text:p>
      <text:p text:style-name="Primary">Acute senses. </text:p>
      <text:p text:style-name="Primary">Erethistic exhaustion. </text:p>
      <text:p text:style-name="Primary"><text:span text:style-name="Strong_20_Emphasis">TIGHTNESS; </text:span>chest (l), cough, etc. </text:p>
      <text:p text:style-name="Primary"><text:span text:style-name="Emphasis">Spots; </text:span>pains or soreness in. </text:p>
      <text:p text:style-name="Primary"><text:soft-page-break/>Internal paralysis; <text:span text:style-name="Emphasis">throat, </text:span>rectum, etc. </text:p>
      <text:p text:style-name="Primary">Internal itching, <text:span text:style-name="Emphasis">tickling. </text:span></text:p>
      <text:p text:style-name="Primary">Throbbings, here and there. </text:p>
      <text:p text:style-name="Primary">Numbness. </text:p>
      <text:p text:style-name="Primary">Jerkings, localised; subsultus. </text:p>
      <text:p text:style-name="Primary">Joints stiff, with little pain. </text:p>
      <text:p text:style-name="Primary">Human barometer. </text:p>
      <text:p text:style-name="Primary"/>
      <text:p text:style-name="Secondary"><text:span text:style-name="Emphasis">Amative, </text:span>but excitable and easily irritated. </text:p>
      <text:p text:style-name="Secondary"><text:span text:style-name="Emphasis">Anxious; </text:span>fears being alone, twilight, ghosts, thunder-storms, etc. </text:p>
      <text:p text:style-name="Secondary">Quickly prostrated by unpleasant impressions. </text:p>
      <text:p text:style-name="Secondary">Timid and irresolute. </text:p>
      <text:p text:style-name="Secondary"><text:span text:style-name="Strong_20_Emphasis">VERTIGO; </text:span>accompanies many symptoms; floating; on waking; whirling; &gt; stool. </text:p>
      <text:p text:style-name="Secondary">Head, heavy, aches over one eye; with hunger; &lt; children; &lt; lying on r. </text:p>
      <text:p text:style-name="Secondary">side; &gt; cold. </text:p>
      <text:p text:style-name="Secondary">Burning in temple. </text:p>
      <text:p text:style-name="Secondary">Cold occiput. </text:p>
      <text:p text:style-name="Secondary">Vertex throbs. </text:p>
      <text:p text:style-name="Secondary">Dandruff. </text:p>
      <text:p text:style-name="Secondary">Bald spots. </text:p>
      <text:p text:style-name="Secondary">Lachrymation, in wind. </text:p>
      <text:p text:style-name="Secondary"><text:span text:style-name="Emphasis">Vision; flashes; </text:span>halos; <text:span text:style-name="Emphasis">red; </text:span>green; black; &gt; shade; narrow fields of; colored, then migraine. </text:p>
      <text:p text:style-name="Secondary">Choroiditis. </text:p>
      <text:p text:style-name="Secondary">Retinitis albuminurica. </text:p>
      <text:p text:style-name="Secondary">Glaucoma. </text:p>
      <text:p text:style-name="Secondary">Ears; echoes or reverberations in; deaf to human voice. </text:p>
      <text:p text:style-name="Secondary">Otitis; media. </text:p>
      <text:p text:style-name="Secondary">Mastoiditis. </text:p>
      <text:p text:style-name="Secondary"><text:span text:style-name="Emphasis">Nose; </text:span>nervous motion of alæ; coryza, flows and stops; on alternate sides; swelled; caries; ulcers etc. </text:p>
      <text:p text:style-name="Secondary"><text:span text:style-name="Emphasis">Epistaxis; </text:span>of youths; then pneumonia; with cough, etc. </text:p>
      <text:p text:style-name="Secondary"><text:span text:style-name="Emphasis">Sneezing; </text:span>&lt; odors, smoke, etc. </text:p>
      <text:p text:style-name="Secondary">with dyspnœa. </text:p>
      <text:p text:style-name="Secondary">Descending nose colds. </text:p>
      <text:p text:style-name="Secondary">Sensitive smell. </text:p>
      <text:p text:style-name="Secondary">Pale about nose and mouth. </text:p>
      <text:p text:style-name="Secondary">Changing, sickly face; hollow eyes, with blue rings. </text:p>
      <text:p text:style-name="Secondary">Numb teeth. </text:p>
      <text:p text:style-name="Secondary">Gum sore behind central incisors. </text:p>
      <text:p text:style-name="Secondary">Palate itches. </text:p>
      <text:p text:style-name="Secondary">Abscess of hard palate. </text:p>
      <text:p text:style-name="Secondary">Sour taste and eructations. </text:p>
      <text:p text:style-name="Secondary">As of cotton or something hanging in throat. </text:p>
      <text:p text:style-name="Secondary">CRAVES COLD DRINKS WHICH &gt;, but are VOMITED IN A LITTLE WHILE; after chloroform. </text:p>
      <text:p text:style-name="Secondary">Regurgitates ingesta. </text:p>
      <text:p text:style-name="Secondary">Waterbrash. </text:p>
      <text:p text:style-name="Secondary">Ravenous hunger; nightly; precedes attacks. </text:p>
      <text:p text:style-name="Secondary">Craves salt; what is refused when offered. </text:p>
      <text:p text:style-name="Secondary">Burning in gullet and stomach, &lt; eating. </text:p>
      <text:p text:style-name="Secondary">Pressure above epigastrium. </text:p>
      <text:p text:style-name="Secondary"><text:span text:style-name="Emphasis">Stomach; </text:span><text:span text:style-name="Strong_20_Emphasis">EMPTY, HOLLOW FEELING IN; </text:span>as if hanging down; &lt; emotions; tremor, <text:soft-page-break/>flutter or rolling over in. </text:p>
      <text:p text:style-name="Secondary">Sore spot in epigastrium. </text:p>
      <text:p text:style-name="Secondary">Rubs abdomen for &gt;. </text:p>
      <text:p text:style-name="Secondary"><text:span text:style-name="Emphasis">Stool, </text:span>like cooked sago; granular; <text:span text:style-name="Emphasis">slender; </text:span>tough; diarrhœic, gray, bluish, <text:span text:style-name="Emphasis">watery, </text:span>pouring out, painless, nervous involuntary, <text:span text:style-name="Emphasis">exhausting. </text:span></text:p>
      <text:p text:style-name="Secondary">Anus open; prolapsed. </text:p>
      <text:p text:style-name="Secondary">Dysentery. </text:p>
      <text:p text:style-name="Secondary">Urinates, then weak. </text:p>
      <text:p text:style-name="Secondary">Pellicle on urine. </text:p>
      <text:p text:style-name="Secondary">Periodical albuminuria. </text:p>
      <text:p text:style-name="Secondary">Sexually erethistic, but impotent. </text:p>
      <text:p text:style-name="Secondary">Prolonged menses; replaced by smarting leucorrhœa. </text:p>
      <text:p text:style-name="Secondary">Oppressed for breath; &lt; least motion. </text:p>
      <text:p text:style-name="Secondary">Tight, suffocating breathing, &lt; cough. </text:p>
      <text:p text:style-name="Secondary"><text:span text:style-name="Emphasis">Larynx, </text:span>raw, soren furry; pains on speaking. </text:p>
      <text:p text:style-name="Secondary"><text:span text:style-name="Emphasis">Voice, lows hoarse, </text:span>&lt; evening; croupy, then bronchitis. </text:p>
      <text:p text:style-name="Secondary"><text:span text:style-name="Emphasis">Cough; </text:span>hard wheezing; dry; violent; <text:span text:style-name="Emphasis">painful; tickling. </text:span>hacking; <text:span text:style-name="Emphasis">exhausting. </text:span>with retching, burning in air-passages or trembling; &lt; change of temperature, before strangers, laughing, exertion or singing. </text:p>
      <text:p text:style-name="Secondary">Expectoration; easy, bluish, rusty, salty, foamy or cold. </text:p>
      <text:p text:style-name="Secondary">Pneumonia; li </text:p>
      <text:p text:style-name="Secondary"><text:span text:style-name="Emphasis">lower lung; </text:span>secondary, with sopor. </text:p>
      <text:p text:style-name="Secondary">Chest full, heavy, stitches (l. </text:p>
      <text:p text:style-name="Secondary">upper); pains into throat or r. </text:p>
      <text:p text:style-name="Secondary">arm or alternating sides; rattling, &lt; cold drinks. </text:p>
      <text:p text:style-name="Secondary">Dry, burnt feeling in chest with cough, at first dry then loose. </text:p>
      <text:p text:style-name="Secondary"><text:span text:style-name="Emphasis">Heart, </text:span>pains into r. </text:p>
      <text:p text:style-name="Secondary">arm violent palpitation from least thing; during goitre, etc. weak. fatty; orgasms to. </text:p>
      <text:p text:style-name="Secondary">Left infra-mammary pain. </text:p>
      <text:p text:style-name="Secondary">Mammary abscess. </text:p>
      <text:p text:style-name="Secondary">Between scapulæ; cramp; <text:span text:style-name="Emphasis">burning </text:span></text:p>
      <text:p text:style-name="Secondary">Spinal irritation, &lt; heat. </text:p>
      <text:p text:style-name="Secondary">Pain forward from l. </text:p>
      <text:p text:style-name="Secondary"><text:span text:style-name="Emphasis">scapula. </text:span></text:p>
      <text:p text:style-name="Secondary">Tearing in l. </text:p>
      <text:p text:style-name="Secondary">shoulder at night. </text:p>
      <text:p text:style-name="Secondary">Burning spot in lumbar region. </text:p>
      <text:p text:style-name="Secondary">Numb fingers and toes. </text:p>
      <text:p text:style-name="Secondary">Palms burn. </text:p>
      <text:p text:style-name="Secondary">Paralyzing stitches in hips; then up back. </text:p>
      <text:p text:style-name="Secondary">Pain in tibiæ; periostitis. </text:p>
      <text:p text:style-name="Secondary">Ankles, as if to break. </text:p>
      <text:p text:style-name="Secondary">Suppressed foot-sweat. </text:p>
      <text:p text:style-name="Secondary"><text:span text:style-name="Emphasis">Tottery; </text:span>stumbles easily. </text:p>
      <text:p text:style-name="Secondary">Icy cold feet. </text:p>
      <text:p text:style-name="Secondary">Toes cramp. </text:p>
      <text:p text:style-name="Secondary">Blood red spots. </text:p>
      <text:p text:style-name="Secondary">Thin, foul, bloody pus. </text:p>
      <text:p text:style-name="Secondary">Pyæmia. </text:p>
      <text:p text:style-name="Secondary">Yellow spots on abdomen. </text:p>
      <text:p text:style-name="Secondary">Jaundice; as a concomitant. </text:p>
      <text:p text:style-name="Secondary">Skin burns on shaving. </text:p>
      <text:p text:style-name="Secondary"><text:soft-page-break/>Fatty cysts. </text:p>
      <text:p text:style-name="Secondary">Sleepless; eyes won't stay shut; from internal heat. </text:p>
      <text:p text:style-name="Secondary">Sleepy by day, sleepless before midnight. </text:p>
      <text:p text:style-name="Secondary">Sleeps in cat naps. </text:p>
      <text:p text:style-name="Secondary">Dreams, of fire; lewd. </text:p>
      <text:p text:style-name="Secondary">Somnambulism. </text:p>
      <text:p text:style-name="Secondary">Congestion to head, <text:span text:style-name="Emphasis">lungs, </text:span>etc. </text:p>
      <text:p text:style-name="Secondary">Soft pulse. </text:p>
      <text:p text:style-name="Secondary">Coldness in cerebellum; of knees, in bed. </text:p>
      <text:p text:style-name="Secondary">Chilly in a warm room; down back. </text:p>
      <text:p text:style-name="Secondary">Craves ices, during the chill. </text:p>
      <text:p text:style-name="Secondary">Burning heat; <text:span text:style-name="Emphasis">locali </text:span>up back. </text:p>
      <text:p text:style-name="Secondary">Hectic. </text:p>
      <text:p text:style-name="Secondary">Sweaty; early morning; sticky; without relief. </text:p>
      <text:p text:style-name="Secondary">Painless fevers. </text:p>
      <text:p text:style-name="SK-MM-Remedy-Reference">Complementary: Lyc. Sang. Sep. Antidotes: Coff. Nux-v. Related: Caus. Con. Sil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0" meta:image-count="0" meta:object-count="0" meta:page-count="12" meta:paragraph-count="544" meta:word-count="1625" meta:character-count="10817"/>
    <dc:date>2012-09-06T00:30:04.01</dc:date>
    <meta:editing-duration>PT3M32S</meta:editing-duration>
    <meta:editing-cycles>1</meta:editing-cycles>
  </office:meta>
</office:document-meta>
</file>